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size="13pt" officeooo:rsid="000e186c" officeooo:paragraph-rsid="000e186c" style:font-size-asian="13pt" style:font-size-complex="13pt"/>
    </style:style>
    <style:style style:name="P2" style:family="paragraph" style:parent-style-name="Standard">
      <style:paragraph-properties fo:line-height="200%" fo:text-align="center" style:justify-single-word="false"/>
      <style:text-properties fo:font-size="13pt" officeooo:rsid="000e186c" officeooo:paragraph-rsid="000e186c" style:font-size-asian="13pt" style:font-size-complex="13pt"/>
    </style:style>
    <style:style style:name="P3" style:family="paragraph" style:parent-style-name="Standard">
      <style:paragraph-properties fo:line-height="200%"/>
      <style:text-properties fo:font-size="13pt" officeooo:rsid="000c6af8" officeooo:paragraph-rsid="000c6af8" style:font-size-asian="13pt" style:font-size-complex="13pt"/>
    </style:style>
    <style:style style:name="P4" style:family="paragraph" style:parent-style-name="Standard">
      <style:paragraph-properties fo:line-height="200%"/>
      <style:text-properties fo:font-size="13pt" officeooo:rsid="000d4349" officeooo:paragraph-rsid="000d4349" style:font-size-asian="13pt" style:font-size-complex="13pt"/>
    </style:style>
    <style:style style:name="T1" style:family="text">
      <style:text-properties officeooo:rsid="000d4349"/>
    </style:style>
    <style:style style:name="T2" style:family="text">
      <style:text-properties officeooo:rsid="001229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 Cervantes</text:p>
      <text:p text:style-name="P1">Gary</text:p>
      <text:p text:style-name="P1">CSCI 240</text:p>
      <text:p text:style-name="P1">20FEB2019</text:p>
      <text:p text:style-name="P2">Homework 6</text:p>
      <text:p text:style-name="P3">1) The code displays threading and how it is used to split up time between functions during execution of the code.</text:p>
      <text:p text:style-name="P3"/>
      <text:p text:style-name="P3">2) I do not get the same output each time. The information is not correct because it is supposed to increment the counter by 100 each output.</text:p>
      <text:p text:style-name="P3"/>
      <text:p text:style-name="P3">3)</text:p>
      <text:p text:style-name="P3"><text:tab/><text:span text:style-name="T1">a)</text:span></text:p>
      <text:p text:style-name="P3"><text:tab/>def process():</text:p>
      <text:p text:style-name="P3"><text:s text:c="4"/>global counter</text:p>
      <text:p text:style-name="P3"><text:s text:c="4"/>lock.acquire()</text:p>
      <text:p text:style-name="P3"><text:s text:c="4"/>try:</text:p>
      <text:p text:style-name="P3"><text:s text:c="8"/>counter+=1</text:p>
      <text:p text:style-name="P3"><text:s text:c="4"/>finally:</text:p>
      <text:p text:style-name="P3"><text:s text:c="8"/>lock.release()</text:p>
      <text:p text:style-name="P3"/>
      <text:p text:style-name="P3"><text:tab/><text:span text:style-name="T1">b) On my machine none of the outputs are the same and the information is still not correct.</text:span></text:p>
      <text:p text:style-name="P3"><text:soft-page-break/></text:p>
      <text:p text:style-name="P4">4)</text:p>
      <text:p text:style-name="P4"><text:tab/><text:span text:style-name="T2">I never got an error and it compiled and run correctly every time I tried it. It must have been like 20 times. Although, I did notice execution time would very from .03 seconds to .042 second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3:08:49.486313808</meta:creation-date>
    <meta:generator>LibreOffice/6.1.2.1$Linux_X86_64 LibreOffice_project/10$Build-1</meta:generator>
    <dc:date>2019-02-20T19:22:11.242003347</dc:date>
    <meta:editing-duration>PT21M14S</meta:editing-duration>
    <meta:editing-cycles>3</meta:editing-cycles>
    <meta:document-statistic meta:table-count="0" meta:image-count="0" meta:object-count="0" meta:page-count="2" meta:paragraph-count="19" meta:word-count="123" meta:character-count="702" meta:non-whitespace-character-count="562"/>
  </office:meta>
</office:document-meta>
</file>